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47cm" fo:min-width="2.294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147cm" fo:min-width="3.18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47cm" fo:min-width="1.91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147cm" fo:min-width="1.786cm"/>
    </style:style>
    <style:style style:name="gr5" style:family="graphic" style:parent-style-name="objectwithoutfill">
      <style:graphic-properties svg:stroke-width="0.102cm" svg:stroke-color="#cc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147cm" fo:min-width="2.167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147cm" fo:min-width="2.053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47cm" fo:min-width="2.802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147cm" fo:min-width="2.6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794cm" svg:height="1.397cm" svg:x="28.082cm" svg:y="1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683cm" svg:height="1.397cm" svg:x="5.724cm" svg:y="8.966cm">
          <text:p text:style-name="P1">Categorical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683cm" svg:height="1.397cm" svg:x="26.771cm" svg:y="8.993cm">
          <text:p text:style-name="P1">Numerica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94cm" svg:height="1.397cm" svg:x="15.753cm" svg:y="5.064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94cm" svg:height="1.397cm" svg:x="40.082cm" svg:y="4.956cm">
          <text:p text:style-name="P1">Rel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.683cm" svg:height="1.397cm" svg:x="37.504cm" svg:y="7.439cm">
          <text:p text:style-name="P1">Depen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3.683cm" svg:height="1.397cm" svg:x="41.822cm" svg:y="7.439cm">
          <text:p text:style-name="P1">Independ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413cm" svg:height="1.397cm" svg:x="1.254cm" svg:y="15.697cm">
          <text:p text:style-name="P1">Binar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83cm" svg:height="1.397cm" svg:x="3.667cm" svg:y="15.697cm">
          <text:p text:style-name="P1">Non-binary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86cm" svg:height="1.397cm" svg:x="2.8cm" svg:y="12.014cm">
          <text:p text:style-name="P1">Total?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.46cm" svg:y1="15.697cm" svg:x2="3.943cm" svg:y2="13.411cm" draw:start-shape="id1" draw:start-glue-point="0" draw:end-shape="id2" draw:end-glue-point="2" svg:d="M2460 15697l1483-2286" svg:viewBox="0 0 1484 2287">
          <text:p/>
        </draw:connector>
        <draw:connector draw:style-name="gr5" draw:text-style-name="P2" draw:layer="layout" draw:type="line" svg:x1="3.943cm" svg:y1="13.411cm" svg:x2="5.508cm" svg:y2="15.697cm" draw:start-shape="id2" draw:start-glue-point="2" draw:end-shape="id3" draw:end-glue-point="0" svg:d="M3943 13411l1565 2286" svg:viewBox="0 0 1566 2287">
          <text:p/>
        </draw:connector>
        <draw:connector draw:style-name="gr6" draw:text-style-name="P2" draw:layer="layout" draw:type="line" svg:x1="3.943cm" svg:y1="12.014cm" svg:x2="7.565cm" svg:y2="10.363cm" draw:start-shape="id2" draw:start-glue-point="0" draw:end-shape="id4" draw:end-glue-point="2" svg:d="M3943 12014l3622-1651" svg:viewBox="0 0 3623 1652">
          <text:p/>
        </draw:connector>
        <draw:connector draw:style-name="gr5" draw:text-style-name="P2" draw:layer="layout" draw:type="line" svg:x1="7.565cm" svg:y1="8.966cm" svg:x2="17.15cm" svg:y2="6.461cm" draw:start-shape="id4" draw:start-glue-point="0" draw:end-shape="id5" draw:end-glue-point="2" svg:d="M7565 8966l9585-2505" svg:viewBox="0 0 9586 2506">
          <text:p/>
        </draw:connector>
        <draw:connector draw:style-name="gr5" draw:text-style-name="P2" draw:layer="layout" draw:type="line" svg:x1="17.15cm" svg:y1="6.461cm" svg:x2="28.612cm" svg:y2="8.993cm" draw:start-shape="id5" draw:start-glue-point="2" draw:end-shape="id6" draw:end-glue-point="0" svg:d="M17150 6461l11462 2532" svg:viewBox="0 0 11463 2533">
          <text:p/>
        </draw:connector>
        <draw:connector draw:style-name="gr6" draw:text-style-name="P2" draw:layer="layout" draw:type="line" svg:x1="17.15cm" svg:y1="5.064cm" svg:x2="29.479cm" svg:y2="2.397cm" draw:start-shape="id5" draw:start-glue-point="0" draw:end-shape="id7" draw:end-glue-point="2" svg:d="M17150 5064l12329-2667" svg:viewBox="0 0 12330 2668">
          <text:p/>
        </draw:connector>
        <draw:connector draw:style-name="gr6" draw:text-style-name="P2" draw:layer="layout" draw:type="line" svg:x1="29.479cm" svg:y1="2.397cm" svg:x2="41.479cm" svg:y2="4.956cm" draw:start-shape="id7" draw:start-glue-point="2" draw:end-shape="id8" draw:end-glue-point="0" svg:d="M29479 2397l12000 2559" svg:viewBox="0 0 12001 2560">
          <text:p/>
        </draw:connector>
        <draw:custom-shape draw:style-name="gr2" draw:text-style-name="P1" xml:id="id10" draw:id="id10" draw:layer="layout" svg:width="3.683cm" svg:height="1.397cm" svg:x="7.985cm" svg:y="15.697cm">
          <text:p text:style-name="P1">Nominal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683cm" svg:height="1.397cm" svg:x="11.922cm" svg:y="15.697cm">
          <text:p text:style-name="P1">Ordinal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794cm" svg:height="1.397cm" svg:x="10.375cm" svg:y="12.014cm">
          <text:p text:style-name="P1">Type?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794cm" svg:height="1.397cm" svg:x="20.965cm" svg:y="11.941cm">
          <text:p text:style-name="P1">Type?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1.772cm" svg:y1="13.411cm" svg:x2="9.826cm" svg:y2="15.697cm" draw:start-shape="id9" draw:start-glue-point="2" draw:end-shape="id10" draw:end-glue-point="0" svg:d="M11772 13411l-1946 2286" svg:viewBox="0 0 1947 2287">
          <text:p/>
        </draw:connector>
        <draw:connector draw:style-name="gr5" draw:text-style-name="P2" draw:layer="layout" draw:type="line" svg:x1="11.772cm" svg:y1="13.411cm" svg:x2="13.763cm" svg:y2="15.697cm" draw:start-shape="id9" draw:start-glue-point="2" draw:end-shape="id11" draw:end-glue-point="0" svg:d="M11772 13411l1991 2286" svg:viewBox="0 0 1992 2287">
          <text:p/>
        </draw:connector>
        <draw:connector draw:style-name="gr7" draw:text-style-name="P2" draw:layer="layout" draw:type="line" svg:x1="7.565cm" svg:y1="10.363cm" svg:x2="11.772cm" svg:y2="12.014cm" draw:start-shape="id4" draw:start-glue-point="2" draw:end-shape="id9" draw:end-glue-point="0" svg:d="M7565 10363l4207 1651" svg:viewBox="0 0 4208 1652">
          <text:p/>
        </draw:connector>
        <draw:connector draw:style-name="gr7" draw:text-style-name="P2" draw:layer="layout" draw:type="line" svg:x1="28.612cm" svg:y1="10.39cm" svg:x2="22.362cm" svg:y2="11.941cm" draw:start-shape="id6" draw:start-glue-point="2" draw:end-shape="id12" draw:end-glue-point="0" svg:d="M28612 10390l-6250 1551" svg:viewBox="0 0 6251 1552">
          <text:p/>
        </draw:connector>
        <draw:custom-shape draw:style-name="gr8" draw:text-style-name="P1" xml:id="id13" draw:id="id13" draw:layer="layout" svg:width="2.667cm" svg:height="1.397cm" svg:x="15.986cm" svg:y="15.697cm">
          <text:p text:style-name="P1">Name?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2.286cm" svg:height="1.397cm" svg:x="18.78cm" svg:y="15.697cm">
          <text:p text:style-name="P1">Interval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2.286cm" svg:height="1.397cm" svg:x="21.193cm" svg:y="15.697cm">
          <text:p text:style-name="P1">Ratio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553cm" svg:height="1.397cm" svg:x="23.593cm" svg:y="15.697cm">
          <text:p text:style-name="P1">Discret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3.302cm" svg:height="1.397cm" svg:x="26.273cm" svg:y="15.697cm">
          <text:p text:style-name="P1">Continuou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2.362cm" svg:y1="13.338cm" svg:x2="17.319cm" svg:y2="15.697cm" draw:start-shape="id12" draw:start-glue-point="2" draw:end-shape="id13" draw:end-glue-point="0" svg:d="M22362 13338l-5043 2359" svg:viewBox="0 0 5044 2360">
          <text:p/>
        </draw:connector>
        <draw:connector draw:style-name="gr5" draw:text-style-name="P2" draw:layer="layout" draw:type="line" svg:x1="22.362cm" svg:y1="13.338cm" svg:x2="19.923cm" svg:y2="15.697cm" draw:start-shape="id12" draw:start-glue-point="2" draw:end-shape="id14" draw:end-glue-point="0" svg:d="M22362 13338l-2439 2359" svg:viewBox="0 0 2440 2360">
          <text:p/>
        </draw:connector>
        <draw:connector draw:style-name="gr5" draw:text-style-name="P2" draw:layer="layout" draw:type="line" svg:x1="22.362cm" svg:y1="13.338cm" svg:x2="22.336cm" svg:y2="15.697cm" draw:start-shape="id12" draw:start-glue-point="2" draw:end-shape="id15" draw:end-glue-point="0" svg:d="M22362 13338l-26 2359" svg:viewBox="0 0 27 2360">
          <text:p/>
        </draw:connector>
        <draw:connector draw:style-name="gr5" draw:text-style-name="P2" draw:layer="layout" draw:type="line" svg:x1="22.362cm" svg:y1="13.338cm" svg:x2="24.869cm" svg:y2="15.697cm" draw:start-shape="id12" draw:start-glue-point="2" draw:end-shape="id16" draw:end-glue-point="0" svg:d="M22362 13338l2507 2359" svg:viewBox="0 0 2508 2360">
          <text:p/>
        </draw:connector>
        <draw:connector draw:style-name="gr5" draw:text-style-name="P2" draw:layer="layout" draw:type="line" svg:x1="22.362cm" svg:y1="13.338cm" svg:x2="27.924cm" svg:y2="15.697cm" draw:start-shape="id12" draw:start-glue-point="2" draw:end-shape="id17" draw:end-glue-point="0" svg:d="M22362 13338l5562 2359" svg:viewBox="0 0 5563 2360">
          <text:p/>
        </draw:connector>
        <draw:custom-shape draw:style-name="gr11" draw:text-style-name="P1" xml:id="id18" draw:id="id18" draw:layer="layout" svg:width="3.157cm" svg:height="1.397cm" svg:x="34.673cm" svg:y="12.176cm">
          <text:p text:style-name="P1">Group</text:p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3.683cm" svg:height="1.397cm" svg:x="31.371cm" svg:y="15.659cm">
          <text:p text:style-name="P1">Distribution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8.612cm" svg:y1="10.39cm" svg:x2="36.251cm" svg:y2="12.176cm" draw:start-shape="id6" draw:start-glue-point="2" draw:end-shape="id18" draw:end-glue-point="0" svg:d="M28612 10390l7639 1786" svg:viewBox="0 0 7640 1787">
          <text:p/>
        </draw:connector>
        <draw:connector draw:style-name="gr7" draw:text-style-name="P2" draw:layer="layout" draw:type="line" svg:x1="36.251cm" svg:y1="13.573cm" svg:x2="33.212cm" svg:y2="15.659cm" draw:start-shape="id18" draw:start-glue-point="2" draw:end-shape="id19" draw:end-glue-point="0" svg:d="M36251 13573l-3039 2086" svg:viewBox="0 0 3040 2087">
          <text:p/>
        </draw:connector>
        <draw:connector draw:style-name="gr5" draw:text-style-name="P2" draw:layer="layout" draw:type="line" svg:x1="41.479cm" svg:y1="6.353cm" svg:x2="39.345cm" svg:y2="7.439cm" draw:start-shape="id8" draw:start-glue-point="2" draw:end-shape="id20" draw:end-glue-point="0" svg:d="M41479 6353l-2134 1086" svg:viewBox="0 0 2135 1087">
          <text:p/>
        </draw:connector>
        <draw:connector draw:style-name="gr5" draw:text-style-name="P2" draw:layer="layout" draw:type="line" svg:x1="43.663cm" svg:y1="7.439cm" svg:x2="41.479cm" svg:y2="6.353cm" draw:start-shape="id21" draw:start-glue-point="0" draw:end-shape="id8" draw:end-glue-point="2" svg:d="M43663 7439l-2184-1086" svg:viewBox="0 0 2185 10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3:31:33.124626677</meta:creation-date>
    <dc:date>2019-09-11T14:33:41.907244423</dc:date>
    <meta:editing-duration>PT11M47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